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text-underline-style="solid" style:text-underline-width="auto" style:text-underline-color="font-color" fo:font-weight="bold" officeooo:rsid="000fb198" officeooo:paragraph-rsid="000fb198" style:font-weight-asian="bold" style:font-weight-complex="bold"/>
    </style:style>
    <style:style style:name="P2" style:family="paragraph" style:parent-style-name="Standard">
      <style:paragraph-properties fo:line-height="150%" fo:text-align="start" style:justify-single-word="false"/>
      <style:text-properties style:text-underline-style="none" fo:font-weight="normal" officeooo:rsid="000fb198" officeooo:paragraph-rsid="000fb198" style:font-weight-asian="normal" style:font-weight-complex="normal"/>
    </style:style>
    <style:style style:name="P3" style:family="paragraph" style:parent-style-name="Standard">
      <style:paragraph-properties fo:line-height="150%" fo:text-align="start" style:justify-single-word="false"/>
      <style:text-properties style:text-underline-style="none" fo:font-weight="normal" officeooo:rsid="000fb198" officeooo:paragraph-rsid="000febb2" style:font-weight-asian="normal" style:font-weight-complex="normal"/>
    </style:style>
    <style:style style:name="P4" style:family="paragraph" style:parent-style-name="Standard">
      <style:paragraph-properties fo:line-height="150%" fo:text-align="start" style:justify-single-word="false"/>
      <style:text-properties style:text-underline-style="none" fo:font-weight="normal" officeooo:rsid="000fb198" officeooo:paragraph-rsid="00145a5a" style:font-weight-asian="normal" style:font-weight-complex="normal"/>
    </style:style>
    <style:style style:name="P5" style:family="paragraph" style:parent-style-name="Standard">
      <style:paragraph-properties fo:line-height="150%" fo:text-align="start" style:justify-single-word="false"/>
      <style:text-properties style:text-underline-style="none" fo:font-weight="normal" officeooo:rsid="000febb2" officeooo:paragraph-rsid="0011a242" style:font-weight-asian="normal" style:font-weight-complex="normal"/>
    </style:style>
    <style:style style:name="P6" style:family="paragraph" style:parent-style-name="Standard">
      <style:paragraph-properties fo:line-height="150%" fo:text-align="start" style:justify-single-word="false"/>
      <style:text-properties style:text-underline-style="none" fo:font-weight="normal" officeooo:rsid="000febb2" officeooo:paragraph-rsid="0023e4d6" style:font-weight-asian="normal" style:font-weight-complex="normal"/>
    </style:style>
    <style:style style:name="P7" style:family="paragraph" style:parent-style-name="Standard">
      <style:paragraph-properties fo:line-height="150%" fo:text-align="start" style:justify-single-word="false"/>
      <style:text-properties style:text-underline-style="none" fo:font-weight="normal" officeooo:rsid="00128a3a" officeooo:paragraph-rsid="00212072" style:font-weight-asian="normal" style:font-weight-complex="normal"/>
    </style:style>
    <style:style style:name="P8" style:family="paragraph" style:parent-style-name="Standard">
      <style:paragraph-properties fo:line-height="150%" fo:text-align="start" style:justify-single-word="false"/>
      <style:text-properties style:text-underline-style="none" fo:font-weight="normal" officeooo:rsid="000fb198" officeooo:paragraph-rsid="0031d676" style:font-weight-asian="normal" style:font-weight-complex="normal"/>
    </style:style>
    <style:style style:name="P9" style:family="paragraph" style:parent-style-name="Standard">
      <style:paragraph-properties fo:line-height="150%" fo:text-align="start" style:justify-single-word="false"/>
      <style:text-properties style:text-underline-style="none" fo:font-weight="normal" officeooo:rsid="000fb198" officeooo:paragraph-rsid="00347771" style:font-weight-asian="normal" style:font-weight-complex="normal"/>
    </style:style>
    <style:style style:name="T1" style:family="text">
      <style:text-properties style:text-position="super 58%"/>
    </style:style>
    <style:style style:name="T2" style:family="text">
      <style:text-properties style:text-position="0% 100%"/>
    </style:style>
    <style:style style:name="T3" style:family="text">
      <style:text-properties officeooo:rsid="000febb2"/>
    </style:style>
    <style:style style:name="T4" style:family="text">
      <style:text-properties officeooo:rsid="00145a5a"/>
    </style:style>
    <style:style style:name="T5" style:family="text">
      <style:text-properties officeooo:rsid="00162aa9"/>
    </style:style>
    <style:style style:name="T6" style:family="text">
      <style:text-properties officeooo:rsid="001764dc"/>
    </style:style>
    <style:style style:name="T7" style:family="text">
      <style:text-properties officeooo:rsid="0019418b"/>
    </style:style>
    <style:style style:name="T8" style:family="text">
      <style:text-properties officeooo:rsid="001e51c8"/>
    </style:style>
    <style:style style:name="T9" style:family="text">
      <style:text-properties officeooo:rsid="000fb198"/>
    </style:style>
    <style:style style:name="T10" style:family="text">
      <style:text-properties officeooo:rsid="002204ec"/>
    </style:style>
    <style:style style:name="T11" style:family="text">
      <style:text-properties officeooo:rsid="0023e4d6"/>
    </style:style>
    <style:style style:name="T12" style:family="text">
      <style:text-properties officeooo:rsid="00253c17"/>
    </style:style>
    <style:style style:name="T13" style:family="text">
      <style:text-properties officeooo:rsid="0027b07b"/>
    </style:style>
    <style:style style:name="T14" style:family="text">
      <style:text-properties officeooo:rsid="0027f080"/>
    </style:style>
    <style:style style:name="T15" style:family="text">
      <style:text-properties officeooo:rsid="0029b128"/>
    </style:style>
    <style:style style:name="T16" style:family="text">
      <style:text-properties officeooo:rsid="0030ab58"/>
    </style:style>
    <style:style style:name="T17" style:family="text">
      <style:text-properties officeooo:rsid="0033b05c"/>
    </style:style>
    <style:style style:name="T18" style:family="text">
      <style:text-properties fo:font-size="8pt" officeooo:rsid="00253c17" style:font-size-asian="8pt" style:font-size-complex="8pt"/>
    </style:style>
    <style:style style:name="T19" style:family="text">
      <style:text-properties officeooo:rsid="0034ee74"/>
    </style:style>
    <style:style style:name="T20" style:family="text">
      <style:text-properties officeooo:rsid="0036bed5"/>
    </style:style>
    <style:style style:name="T21" style:family="text">
      <style:text-properties officeooo:rsid="0037ea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 Backdrop II</text:p>
      <text:p text:style-name="P1">Sgt, 1<text:span text:style-name="T1">st</text:span> class Vladimir Krayler &amp; Cpl. Nicole Krayler.</text:p>
      <text:p text:style-name="P2"><text:tab/>“Do you know how the others refer to you, Vlady?” Nicole was stretching up her legs on <text:span text:style-name="T7">a bench near the</text:span> entrance to the AR shooting range. <text:span text:style-name="T13">Vladimir</text:span> was filling ammunition clips of the H<text:span text:style-name="T4">&amp;</text:span>K M-416 he chose to 3D print for this session. Using normal STANAG magazines of its derivatives the M-4 and M-16 by Colt, it was fairly ok to use the normal AR-15 clips. The ammunition printer was working <text:span text:style-name="T16">far </text:span><text:s/>too slow<text:span text:style-name="T13">ly</text:span> <text:span text:style-name="T13">for</text:span> Vladimir.</text:p>
      <text:p text:style-name="P2"><text:tab/>“What <text:span text:style-name="T13">do </text:span>they call me, Nicci?” He asked without even <text:span text:style-name="T13">glancing</text:span> at her.</text:p>
      <text:p text:style-name="P2"><text:tab/>“I heard rumours that you are being called Ivan the Terrible.”</text:p>
      <text:p text:style-name="P2"><text:tab/>“<text:span text:style-name="T16">T</text:span>he <text:span text:style-name="T2">1st</text:span> Tsar of the USSR? The successor to Vasili the 3<text:span text:style-name="T1">rd</text:span>?” He feigned a smile between his grinding teeth. He was <text:span text:style-name="T13">irritated</text:span> that he could <text:span text:style-name="T8">not </text:span>cram more bullets in the magazine than the printer could manufacture. The good printers were reserved for the live ammunition stocks. “Tell me, sis, am I <text:span text:style-name="T8">that</text:span> <text:span text:style-name="T8">t</text:span>errible?”</text:p>
      <text:p text:style-name="P2"><text:tab/>“You always w<text:span text:style-name="T8">ere</text:span> an asshole, but the VR command course brought the worst out of you.” She was quietly <text:span text:style-name="T14">dismantling</text:span> some of his clips behind her back in the disintegrator to <text:span text:style-name="T13">get</text:span> some quality time with her brother. <text:span text:style-name="T3">It always took him a while to notice his refill rate was moving forward in Tango steps. The disintegrator was working fine even on quiet mode. Something felt weird and then he noticed that his sister was using the disintegrator baskets, and not the ammunition caches. </text:span></text:p>
      <text:p text:style-name="P3"><text:tab/>“<text:span text:style-name="T3">Tell me you're not doing it again, Nicci...” She had a feeling he realized what's going on when he tried to elbow her face. She deflected the easily read movement and locked his neck with her legs. He tried to bash her head against the wall, to which she flipped him up in advance using her arms to thrust against the wall, while using his own inertia to flip him up. He landed badly on his knees and elbows, sustaining all the impact of the inevitable floor. She landed in a similar manner, but was expecting the effects of gravity.</text:span></text:p>
      <text:p text:style-name="P5"><text:tab/>“Su<text:span text:style-name="T19">k</text:span>a Bla<text:span text:style-name="T19">d</text:span> xuyova... You still got it, Nicci.” He was hurt rather bad<text:span text:style-name="T16">ly</text:span> but now he was smiling again. That was a rare sight in these days. The twins were known for weird kind of savagery <text:span text:style-name="T16">against each other</text:span>. He got up and tried to mid kick her in the ribs, she strafed away from the kick and elbowed him bad<text:span text:style-name="T16">ly</text:span>. The sound of cracking bones would normally be a good sign to end a fight. “... Yod<text:span text:style-name="T19">b</text:span>ane vrot.” He feigned a drop, <text:span text:style-name="T15">a move for</text:span> which Nicole always fell, and he managed to sucker punch her in the <text:span text:style-name="T20">gut</text:span> twice. <text:span text:style-name="T8">Once was perhaps enough to make her diaphragm muscle to contract, but the second blow was closing the deal as far as the liver was concerned. </text:span></text:p>
      <text:p text:style-name="P6"><text:tab/>She fell down, spitting blood and tearing up from the pain. The liver it had seemed was her weak spot. “Happy now, <text:span text:style-name="T11">pizdyets</text:span>?”<text:span text:style-name="T5">She said while she curved into a little cornered ball. He sat near the </text:span><text:soft-page-break/><text:span text:style-name="T5">disintegrator on the bench and shut it down to save some energy. He touched her knee caps.</text:span> She was more mad at herself for falling <text:span text:style-name="T16">for</text:span> this trap once more. He always did it, <text:span text:style-name="T16">but</text:span> she was afraid that one time he would be really hurt, and she would not believe him until it was too late to save him. They lost a few friends in Jakarta, while working as field analysts for the KGB junior assets program a few years <text:span text:style-name="T17">back</text:span>. <text:span text:style-name="T9">She was a small time informant, while he was doing the field analysis before major ops took place. Sometimes he did a better job than experienced agents, and sometimes he flopped real bad. </text:span></text:p>
      <text:p text:style-name="P7"><text:tab/>“That is how you lost Garry P., the best field agent that ever was,... not to mention Alex C., Inna F. and Alex G. and Michael R. who went AWOL during several shifts.” Nicole saw that it had left a mark deeper than any other experience they had <text:span text:style-name="T16">had</text:span>. <text:span text:style-name="T17">Twins telepathy was usually stronger than other humans, though still quite a way to go to reach either Generien or Psyion levels.</text:span></text:p>
      <text:p text:style-name="P7"><text:tab/>“Ruben B. was almost in charge of things when we left Indonesia. We knew we had to go before the situation escalated any further.” Vlady admitted reluctantly.</text:p>
      <text:p text:style-name="P4"><text:tab/>“<text:span text:style-name="T10">Due to the shame we can never go back to Sverdlovsk, our hometown. <text:s/>I always wanted to visit Burkina Faso to meet the legendary Serge R. but alas the circumstances had prevented it when the evacuation of the Jakarta cell took place. We had to settle in a nice corner at Novgorod until we left the USSR when we joined the army.” Nicole kept reminiscing of the past as it occurred to them.</text:span></text:p>
      <text:p text:style-name="P4">“<text:span text:style-name="T5">You're lucky no officer saw that, otherwise we'll be in big trouble.” She returned to the present.</text:span></text:p>
      <text:p text:style-name="P4"><text:tab/>“<text:span text:style-name="T5">Why must you always think you can do better than me, sis?”</text:span></text:p>
      <text:p text:style-name="P4"><text:tab/>“<text:span text:style-name="T5">Next thing you'll say is that I followed you here to keep an eye on you.”</text:span></text:p>
      <text:p text:style-name="P4"><text:tab/>“<text:span text:style-name="T5">Isn't it so, you came after me to Jakarta, and in the Motherland, later when we returned. I'm not little Vlady anymore, Nicole, and you have to trust me that I can handle things on my own from now on.”</text:span></text:p>
      <text:p text:style-name="P4"><text:tab/>“<text:span text:style-name="T5">Do you want me to ask for a re-assignment then?”</text:span></text:p>
      <text:p text:style-name="P4"><text:tab/>“<text:span text:style-name="T5">No, I'm glad you're there, big sis.”</text:span></text:p>
      <text:p text:style-name="P4"><text:tab/>“<text:span text:style-name="T6">8:19.2 minutes your senior, if anybody's counting.”</text:span></text:p>
      <text:p text:style-name="P4"><text:tab/>“<text:span text:style-name="T6">We can't go back and change time.”</text:span></text:p>
      <text:p text:style-name="P4"><text:tab/>“<text:span text:style-name="T21">Would you change it if you could, and if it wasn't forbidden, that is?”</text:span></text:p>
      <text:p text:style-name="P4"><text:tab/>“<text:span text:style-name="T6">I heard that it's just too expensive, not to mention how fragile the space time continuum is anyway. But maybe you're right, I think it is forbidden throughout the confederacy at the moment.”</text:span></text:p>
      <text:p text:style-name="P4"><text:tab/>“<text:span text:style-name="T6">I heard there is a tourist Time Well near Alpha-Centaury.”</text:span></text:p>
      <text:p text:style-name="P4"><text:tab/>“<text:span text:style-name="T6">So we need to pick up one of the worm-hole reaver equipped shuttles to check it out.”</text:span></text:p>
      <text:p text:style-name="P4"><text:tab/>“<text:span text:style-name="T6">I don't think we can afford the Duck$ to pay for the fuel for the power converters for a two way trip.”</text:span></text:p>
      <text:p text:style-name="P4"><text:soft-page-break/><text:tab/>“<text:span text:style-name="T6">Not in this lifetime, maybe in the next one. Come now, Nicci, get up from the floor or you'll get cold talons.” He extended his hand to help her get up, and she reluctantly accepted.</text:span></text:p>
      <text:p text:style-name="P4"><text:tab/>“<text:span text:style-name="T6">I don't look like a vulture, you piece of shit.”</text:span></text:p>
      <text:p text:style-name="P4"><text:tab/>“<text:span text:style-name="T6">This round in the AR will be on me, despite your mess with the disintegrator.”</text:span></text:p>
      <text:p text:style-name="P4"><text:tab/>“<text:span text:style-name="T12">I don't need favours from you, little Vlady, I can pay with my own Duck$.”</text:span></text:p>
      <text:p text:style-name="P4"><text:tab/>“<text:span text:style-name="T12">Not this time, Nicci, and that's an order, corporal.”</text:span></text:p>
      <text:p text:style-name="P8"><text:tab/>“<text:span text:style-name="T12">Sir, yes sir, Sergeant Krayler.” She re-braided her tri-braids canals, with the auto embroidery system. Each Braid entered a different braid canal in the exo-skeleton, quad Kevlar armour coated with C</text:span><text:span text:style-name="T18">60</text:span><text:span text:style-name="T12">, poly-carbonate alloy. She attached the quad tubes that were elongated from her B-56 to the cornea base extenders of her left eye. She couldn't have looked more bad ass now with her retinal fibre optic nerves pathways extended to the B-56 cross-hairs. </text:span></text:p>
      <text:p text:style-name="P8"><text:span text:style-name="T12"><text:tab/>The distance between the tubes kept constant due to their inner hydro-phobic coating, and external hydro-philic coating that is repelled and drawn (respectively) to the inner cytoplasm between the metallic ribbed extractors. The cytoplasm seemed to be a natural extension of the vitreous body of the eye.</text:span></text:p>
      <text:p text:style-name="P8"><text:span text:style-name="T12"><text:tab/>The nano skull-drillers were doing wonders at her face with nano repair agents using <text:s/>thrombocytes from her plasma to repair minor cosmetic damages. Even Ophelia's tri-dot syringe shots were leaving more blood than the skull drillers.</text:span></text:p>
      <text:p text:style-name="P9"><text:tab/><text:span text:style-name="T12">Vlady extended the stock of his M-416, and put a trijicon on the weapons piccatini rails. He considered humiliating his sister with the steel cross-hairs alone, but the optical advantage was already on her side. <text:s/>“Ready when you are, big sis.” He said and a second before they got into the AR range he wet-willy her. She hadn't had time for a proper response, but the idea of revenge had already crept up her mind, something to do with certain personal belongings of his and a certain bored air-lock outside of the barracks.</text:span></text:p>
      <text:p text:style-name="P9"><text:span text:style-name="T12"><text:tab/>Some contraband are undesired to say the least and can establish a good source of infractions, no matter the seniority of the previous owner. Once trialed the owner always becomes the previous owner of such stuff. And besides the matter: In this day and age why would you still need porno mags in printed form? There's enough smut for a life-time online, as was always the c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oZooL </meta:initial-creator>
    <meta:creation-date>2014-01-20T21:49:41.066671971</meta:creation-date>
    <dc:date>2014-11-23T02:48:09.936156667</dc:date>
    <meta:editing-duration>P6DT5H28M16S</meta:editing-duration>
    <meta:editing-cycles>28</meta:editing-cycles>
    <meta:generator>LibreOffice/4.2.7.2$Linux_X86_64 LibreOffice_project/420$Build-2</meta:generator>
    <meta:print-date>2014-11-19T18:26:59.186328894</meta:print-date>
    <meta:document-statistic meta:table-count="0" meta:image-count="0" meta:object-count="0" meta:page-count="3" meta:paragraph-count="36" meta:word-count="1413" meta:character-count="7816" meta:non-whitespace-character-count="6398"/>
  </office:meta>
</office:document-meta>
</file>